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BANDO PLASENCIA, JOSE ESMILDO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BANDO PLASENCIA, JOSE ESMILDO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7169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/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115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6:44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